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25cm" fo:min-width="3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65cm" fo:min-width="3.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45cm" fo:min-width="3.7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45cm" fo:min-width="4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45cm" fo:min-width="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10" style:family="graphic" style:parent-style-name="standard">
      <style:graphic-properties draw:stroke="none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45cm" fo:min-width="5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tyle="italic"/>
    </style:style>
    <style:style style:name="P5" style:family="paragraph">
      <loext:graphic-properties draw:fill="none" draw:fill-color="#ffffff"/>
      <style:text-properties fo:font-style="italic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3.5cm" svg:x="1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34cm" svg:height="0.962cm" svg:x="11.5cm" svg:y="1.7cm">
          <draw:text-box>
            <text:p>R-Pi</text:p>
          </draw:text-box>
        </draw:frame>
        <draw:frame draw:style-name="gr2" draw:text-style-name="P2" draw:layer="layout" svg:width="2.576cm" svg:height="0.962cm" svg:x="18.1cm" svg:y="1.738cm">
          <draw:text-box>
            <text:p>Display</text:p>
          </draw:text-box>
        </draw:frame>
        <draw:frame draw:style-name="gr2" draw:text-style-name="P2" draw:layer="layout" svg:width="3.669cm" svg:height="0.962cm" svg:x="11.331cm" svg:y="7cm">
          <draw:text-box>
            <text:p>Mega 2560</text:p>
          </draw:text-box>
        </draw:frame>
        <draw:custom-shape draw:style-name="gr1" draw:text-style-name="P1" draw:layer="layout" svg:width="4.2cm" svg:height="3.5cm" svg:x="10.7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1.9cm" svg:x="17.3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7cm" svg:x="20.6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7cm" svg:x="20.5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37cm" svg:height="1.673cm" svg:x="20.37cm" svg:y="6.9cm">
          <draw:text-box>
            <text:p>Patient inhale</text:p>
            <text:p><text:s/>valve</text:p>
          </draw:text-box>
        </draw:frame>
        <draw:custom-shape draw:style-name="gr4" draw:text-style-name="P1" draw:layer="layout" svg:width="4.2cm" svg:height="1.7cm" svg:x="20.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15cm" svg:height="1.673cm" svg:x="20.371cm" svg:y="9.001cm">
          <draw:text-box>
            <text:p>Patient exhale</text:p>
            <text:p><text:s/>valve</text:p>
          </draw:text-box>
        </draw:frame>
        <draw:frame draw:style-name="gr2" draw:text-style-name="P2" draw:layer="layout" svg:width="4.591cm" svg:height="1.673cm" svg:x="20.372cm" svg:y="11.102cm">
          <draw:text-box>
            <text:p>Input O2 valve</text:p>
            <text:p><text:s/>valve</text:p>
          </draw:text-box>
        </draw:frame>
        <draw:frame draw:style-name="gr2" draw:text-style-name="P2" draw:layer="layout" svg:width="4.447cm" svg:height="0.962cm" svg:x="20.472cm" svg:y="13.702cm">
          <draw:text-box>
            <text:p>Input air valve</text:p>
          </draw:text-box>
        </draw:frame>
        <draw:g>
          <draw:frame draw:style-name="gr2" draw:text-style-name="P2" draw:layer="layout" svg:width="4.519cm" svg:height="0.962cm" svg:x="20.3cm" svg:y="5.3cm">
            <draw:text-box>
              <text:p>Stepper Motor</text:p>
            </draw:text-box>
          </draw:frame>
          <draw:custom-shape draw:style-name="gr4" draw:text-style-name="P1" draw:layer="layout" svg:width="4.2cm" svg:height="1.7cm" svg:x="20.5cm" svg:y="4.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4.2cm" svg:height="1.7cm" svg:x="11.2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7cm" svg:x="20.6cm" svg:y="13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1cm" svg:y1="7cm" svg:x2="20.5cm" svg:y2="5.8cm">
          <text:p/>
        </draw:line>
        <draw:line draw:style-name="gr5" draw:text-style-name="P3" draw:layer="layout" svg:x1="15.2cm" svg:y1="8.1cm" svg:x2="20.5cm" svg:y2="7.9cm">
          <text:p/>
        </draw:line>
        <draw:line draw:style-name="gr5" draw:text-style-name="P3" draw:layer="layout" svg:x1="15.2cm" svg:y1="9.2cm" svg:x2="20.5cm" svg:y2="9.8cm">
          <text:p/>
        </draw:line>
        <draw:line draw:style-name="gr5" draw:text-style-name="P3" draw:layer="layout" svg:x1="14.7cm" svg:y1="9.3cm" svg:x2="20.5cm" svg:y2="12cm">
          <text:p/>
        </draw:line>
        <draw:frame draw:style-name="gr2" draw:text-style-name="P2" draw:layer="layout" svg:width="2.873cm" svg:height="0.962cm" svg:x="11.892cm" svg:y="14.248cm">
          <draw:text-box>
            <text:p>ADI1115</text:p>
          </draw:text-box>
        </draw:frame>
        <draw:line draw:style-name="gr5" draw:text-style-name="P3" draw:layer="layout" svg:x1="13.1cm" svg:y1="9.2cm" svg:x2="13.2cm" svg:y2="13.9cm">
          <text:p/>
        </draw:line>
        <draw:custom-shape draw:style-name="gr4" draw:text-style-name="P1" draw:layer="layout" svg:width="4.2cm" svg:height="1.7cm" svg:x="11.2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cm" svg:height="1.7cm" svg:x="1.7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7cm" svg:x="16.3cm" svg:y="17.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3cm" svg:y1="15.6cm" svg:x2="13.3cm" svg:y2="16.5cm">
          <text:p/>
        </draw:line>
        <draw:line draw:style-name="gr5" draw:text-style-name="P3" draw:layer="layout" svg:x1="15.5cm" svg:y1="15.6cm" svg:x2="18cm" svg:y2="17.2cm">
          <text:p/>
        </draw:line>
        <draw:custom-shape draw:style-name="gr4" draw:text-style-name="P1" draw:layer="layout" svg:width="4.2cm" svg:height="1.7cm" svg:x="2.6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7cm" svg:x="2.5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9cm" svg:height="1.7cm" svg:x="1.8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99cm" svg:height="1.673cm" svg:x="2.7cm" svg:y="3.2cm">
          <draw:text-box>
            <text:p>Control Pots x4</text:p>
          </draw:text-box>
        </draw:frame>
        <draw:frame draw:style-name="gr9" draw:text-style-name="P2" draw:layer="layout" svg:width="4cm" svg:height="1.7cm" svg:x="2.7cm" svg:y="5.7cm">
          <draw:text-box>
            <text:p>Patient side O2 sensor</text:p>
          </draw:text-box>
        </draw:frame>
        <draw:custom-shape draw:style-name="gr4" draw:text-style-name="P1" draw:layer="layout" svg:width="4.2cm" svg:height="1.7cm" svg:x="11.075cm" svg:y="1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25cm" svg:height="0.962cm" svg:x="2cm" svg:y="9.6cm">
          <draw:text-box>
            <text:p>MPXV5050GP</text:p>
          </draw:text-box>
        </draw:frame>
        <draw:frame draw:style-name="gr10" draw:text-style-name="P2" draw:layer="layout" svg:width="4.787cm" svg:height="2.384cm" svg:x="10.813cm" svg:y="18.156cm">
          <draw:text-box>
            <text:p>MPXV7025DP/ MPXV7002DP</text:p>
          </draw:text-box>
        </draw:frame>
        <draw:frame draw:style-name="gr11" draw:text-style-name="P2" draw:layer="layout" svg:width="4.4cm" svg:height="1.673cm" svg:x="10.875cm" svg:y="16.7cm">
          <draw:text-box>
            <text:p>Volume/ Flow Sensor</text:p>
          </draw:text-box>
        </draw:frame>
        <draw:frame draw:style-name="gr12" draw:text-style-name="P2" draw:layer="layout" svg:width="6.19cm" svg:height="2.384cm" svg:x="2cm" svg:y="7.9cm">
          <draw:text-box>
            <text:p>Patient side <text:s/>pressure sensor</text:p>
          </draw:text-box>
        </draw:frame>
        <draw:frame draw:style-name="gr2" draw:text-style-name="P2" draw:layer="layout" svg:width="3.249cm" svg:height="0.962cm" svg:x="16.8cm" svg:y="17.6cm">
          <draw:text-box>
            <text:p>Flow tube</text:p>
          </draw:text-box>
        </draw:frame>
        <draw:frame draw:style-name="gr2" draw:text-style-name="P2" draw:layer="layout" svg:width="2.157cm" svg:height="0.962cm" svg:x="17.4cm" svg:y="18.9cm">
          <draw:text-box>
            <text:p>D Lite</text:p>
          </draw:text-box>
        </draw:frame>
        <draw:custom-shape draw:style-name="gr4" draw:text-style-name="P1" draw:layer="layout" svg:width="4.2cm" svg:height="1.7cm" svg:x="2.4cm" svg:y="11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109cm" svg:height="1.673cm" svg:x="2.591cm" svg:y="11.738cm">
          <draw:text-box>
            <text:p>Motor Arm Zero</text:p>
          </draw:text-box>
        </draw:frame>
        <draw:line draw:style-name="gr5" draw:text-style-name="P3" draw:layer="layout" svg:x1="13.2cm" svg:y1="5.7cm" svg:x2="13.2cm" svg:y2="4.2cm">
          <text:p/>
        </draw:line>
        <draw:line draw:style-name="gr5" draw:text-style-name="P3" draw:layer="layout" svg:x1="15cm" svg:y1="2.2cm" svg:x2="17.4cm" svg:y2="2.2cm">
          <text:p/>
        </draw:line>
        <draw:line draw:style-name="gr5" draw:text-style-name="P3" draw:layer="layout" svg:x1="11.1cm" svg:y1="5.7cm" svg:x2="6.8cm" svg:y2="3.9cm">
          <text:p/>
        </draw:line>
        <draw:line draw:style-name="gr5" draw:text-style-name="P3" draw:layer="layout" svg:x1="6.7cm" svg:y1="6.5cm" svg:x2="11cm" svg:y2="7.4cm">
          <text:p/>
        </draw:line>
        <draw:line draw:style-name="gr5" draw:text-style-name="P3" draw:layer="layout" svg:x1="6.7cm" svg:y1="9.1cm" svg:x2="11cm" svg:y2="8.2cm">
          <text:p/>
        </draw:line>
        <draw:line draw:style-name="gr5" draw:text-style-name="P3" draw:layer="layout" svg:x1="6.6cm" svg:y1="12.5cm" svg:x2="11.1cm" svg:y2="9.1cm">
          <text:p/>
        </draw:line>
        <draw:line draw:style-name="gr5" draw:text-style-name="P3" draw:layer="layout" svg:x1="6.5cm" svg:y1="15.2cm" svg:x2="11.5cm" svg:y2="9.2cm">
          <text:p/>
        </draw:line>
        <draw:line draw:style-name="gr5" draw:text-style-name="P3" draw:layer="layout" svg:x1="14cm" svg:y1="9.3cm" svg:x2="20.6cm" svg:y2="14.3cm">
          <text:p/>
        </draw:line>
        <draw:frame draw:style-name="gr13" draw:text-style-name="P2" draw:layer="layout" svg:width="5.9cm" svg:height="1.673cm" svg:x="1.8cm" svg:y="14.4cm">
          <draw:text-box>
            <text:p>Input <text:s/>pressure sensors x2</text:p>
          </draw:text-box>
        </draw:frame>
        <draw:custom-shape draw:style-name="gr14" draw:text-style-name="P1" draw:layer="layout" svg:width="5.7cm" svg:height="1.7cm" svg:x="21.2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5cm" svg:y1="9.2cm" svg:x2="21.2cm" svg:y2="16.5cm">
          <text:p/>
        </draw:line>
        <draw:frame draw:style-name="gr15" draw:text-style-name="P2" draw:layer="layout" svg:width="6cm" svg:height="1.784cm" svg:x="21.1cm" svg:y="15.716cm">
          <draw:text-box>
            <text:p>Start/Stop &amp; On-Off Switches</text:p>
          </draw:text-box>
        </draw:frame>
        <draw:frame draw:style-name="gr2" draw:text-style-name="P2" draw:layer="layout" svg:width="4.977cm" svg:height="0.962cm" svg:x="1.7cm" svg:y="16.2cm">
          <draw:text-box>
            <text:p>MPX5100GP(?)</text:p>
          </draw:text-box>
        </draw:frame>
        <draw:frame draw:style-name="gr2" draw:text-style-name="P2" draw:layer="layout" svg:width="2.229cm" svg:height="0.962cm" svg:x="8.8cm" svg:y="4.4cm">
          <draw:text-box>
            <text:p>ADIx4</text:p>
          </draw:text-box>
        </draw:frame>
        <draw:frame draw:style-name="gr2" draw:text-style-name="P2" draw:layer="layout" svg:width="2.229cm" svg:height="0.962cm" svg:x="8.301cm" svg:y="6.2cm">
          <draw:text-box>
            <text:p>ADIx1</text:p>
          </draw:text-box>
        </draw:frame>
        <draw:frame draw:style-name="gr2" draw:text-style-name="P2" draw:layer="layout" svg:width="2.229cm" svg:height="0.962cm" svg:x="7.602cm" svg:y="7.8cm">
          <draw:text-box>
            <text:p>ADIx1</text:p>
          </draw:text-box>
        </draw:frame>
        <draw:frame draw:style-name="gr2" draw:text-style-name="P2" draw:layer="layout" svg:width="2.229cm" svg:height="0.962cm" svg:x="7.603cm" svg:y="10cm">
          <draw:text-box>
            <text:p>ADIx1</text:p>
          </draw:text-box>
        </draw:frame>
        <draw:frame draw:style-name="gr2" draw:text-style-name="P2" draw:layer="layout" svg:width="2.229cm" svg:height="0.962cm" svg:x="8.404cm" svg:y="11.7cm">
          <draw:text-box>
            <text:p>ADIx2</text:p>
          </draw:text-box>
        </draw:frame>
        <draw:frame draw:style-name="gr2" draw:text-style-name="P2" draw:layer="layout" svg:width="1.628cm" svg:height="0.962cm" svg:x="12.2cm" svg:y="11.638cm">
          <draw:text-box>
            <text:p>Dx2</text:p>
          </draw:text-box>
        </draw:frame>
        <draw:frame draw:style-name="gr2" draw:text-style-name="P5" draw:layer="layout" svg:width="1.488cm" svg:height="0.962cm" svg:x="11.9cm" svg:y="10.238cm">
          <draw:text-box>
            <text:p text:style-name="P4">I2C</text:p>
          </draw:text-box>
        </draw:frame>
        <draw:frame draw:style-name="gr2" draw:text-style-name="P2" draw:layer="layout" svg:width="1.628cm" svg:height="0.962cm" svg:x="15.1cm" svg:y="11.638cm">
          <draw:text-box>
            <text:p>Dx2</text:p>
          </draw:text-box>
        </draw:frame>
        <draw:frame draw:style-name="gr2" draw:text-style-name="P2" draw:layer="layout" svg:width="1.628cm" svg:height="0.962cm" svg:x="17.746cm" svg:y="11.491cm">
          <draw:text-box>
            <text:p>Dx1</text:p>
          </draw:text-box>
        </draw:frame>
        <draw:frame draw:style-name="gr2" draw:text-style-name="P2" draw:layer="layout" svg:width="1.628cm" svg:height="0.962cm" svg:x="17.472cm" svg:y="9.9cm">
          <draw:text-box>
            <text:p>Dx1</text:p>
          </draw:text-box>
        </draw:frame>
        <draw:frame draw:style-name="gr2" draw:text-style-name="P2" draw:layer="layout" svg:width="1.628cm" svg:height="0.962cm" svg:x="18.4cm" svg:y="8.638cm">
          <draw:text-box>
            <text:p>Dx1</text:p>
          </draw:text-box>
        </draw:frame>
        <draw:frame draw:style-name="gr2" draw:text-style-name="P2" draw:layer="layout" svg:width="1.628cm" svg:height="0.962cm" svg:x="17.072cm" svg:y="5.5cm">
          <draw:text-box>
            <text:p>Dx4</text:p>
          </draw:text-box>
        </draw:frame>
        <draw:frame draw:style-name="gr2" draw:text-style-name="P2" draw:layer="layout" svg:width="1.628cm" svg:height="0.962cm" svg:x="11.772cm" svg:y="4.338cm">
          <draw:text-box>
            <text:p>Dx2</text:p>
          </draw:text-box>
        </draw:frame>
        <draw:frame draw:style-name="gr16" draw:text-style-name="P7" draw:layer="layout" svg:width="6.7cm" svg:height="1.673cm" svg:x="13cm" svg:y="4.2cm">
          <draw:text-box>
            <text:p text:style-name="P6"><text:span text:style-name="T1">Serial (over USB or direc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08:40:10.242000000</meta:creation-date>
    <dc:date>2020-03-22T09:59:49.285000000</dc:date>
    <meta:editing-duration>PT17M22S</meta:editing-duration>
    <meta:editing-cycles>4</meta:editing-cycles>
    <meta:generator>LibreOffice/5.4.5.1$Windows_x86 LibreOffice_project/79c9829dd5d8054ec39a82dc51cd9eff340dbee8</meta:generator>
    <meta:document-statistic meta:object-count="70"/>
  </office:meta>
</office:document-meta>
</file>